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02cm" fo:min-width="1.08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424cm" fo:min-width="0.398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77cm" fo:min-width="0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  <style:paragraph-properties style:writing-mode="lr-tb"/>
    </style:style>
    <style:style style:name="gr7" style:family="graphic" style:parent-style-name="standard">
      <style:graphic-properties draw:textarea-vertical-align="middle" draw:auto-grow-height="false" fo:min-height="0.544cm" fo:min-width="0.294cm"/>
      <style:paragraph-properties style:writing-mode="lr-tb"/>
    </style:style>
    <style:style style:name="gr8" style:family="graphic" style:parent-style-name="Dotted_20_underline">
      <style:graphic-properties draw:textarea-vertical-align="middle" draw:auto-grow-height="false" fo:min-height="0.424cm" fo:min-width="0.39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02cm" fo:min-width="1.722cm"/>
      <style:paragraph-properties style:writing-mode="lr-tb"/>
    </style:style>
    <style:style style:name="gr11" style:family="graphic" style:parent-style-name="standard">
      <style:graphic-properties draw:stroke="solid" svg:stroke-width="0.053cm" svg:stroke-color="#000000" draw:marker-start="" draw:marker-start-width="0.279cm" draw:marker-end="" draw:marker-end-width="0.279cm" draw:fill="none" draw:textarea-horizontal-align="justify" draw:textarea-vertical-align="middle" draw:auto-grow-height="false" fo:min-height="0.372cm" fo:min-width="0.346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draw:stroke="solid" svg:stroke-width="0.053cm" svg:stroke-color="#000000" draw:marker-start="" draw:marker-start-width="0.279cm" draw:marker-end="" draw:marker-end-width="0.279cm" draw:fill="none" draw:textarea-horizontal-align="justify" draw:textarea-vertical-align="middle" draw:auto-grow-height="false" fo:min-height="0.65cm" fo:min-width="1.67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draw:stroke="solid" svg:stroke-width="0.053cm" svg:stroke-color="#000000" draw:marker-start="" draw:marker-start-width="0.279cm" draw:marker-end="" draw:marker-end-width="0.279cm" draw:fill="none" draw:textarea-vertical-align="middle" draw:auto-grow-height="false" fo:min-height="0.492cm" fo:min-width="0.242cm" fo:padding-top="0.151cm" fo:padding-bottom="0.151cm" fo:padding-left="0.276cm" fo:padding-right="0.276cm"/>
      <style:paragraph-properties style:writing-mode="lr-tb"/>
    </style:style>
    <style:style style:name="gr14" style:family="graphic" style:parent-style-name="objectwithoutfill">
      <style:graphic-properties draw:marker-end="Arrowheads_20_2" draw:marker-end-width="0.3cm" draw:fill="none" draw:textarea-vertical-align="middle"/>
    </style:style>
    <style:style style:name="gr15" style:family="graphic" style:parent-style-name="objectwithoutfill">
      <style:graphic-properties draw:marker-end="Arrowheads_20_3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1.338cm" fo:min-width="1.722cm"/>
    </style:style>
    <style:style style:name="gr18" style:family="graphic" style:parent-style-name="Lines">
      <style:graphic-properties draw:stroke="none" svg:stroke-color="#000000" draw:fill="none" draw:fill-color="#ffffff" draw:textarea-horizontal-align="left" draw:auto-grow-height="true" draw:auto-grow-width="false" fo:min-height="0.395cm" fo:min-width="0.586cm"/>
      <style:paragraph-properties style:writing-mode="lr-tb"/>
    </style:style>
    <style:style style:name="gr19" style:family="graphic" style:parent-style-name="Lines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0" style:family="graphic" style:parent-style-name="Lines">
      <style:graphic-properties draw:stroke="none" svg:stroke-color="#000000" draw:fill="none" draw:fill-color="#ffffff" draw:textarea-horizontal-align="left" draw:auto-grow-height="true" draw:auto-grow-width="false" fo:min-height="0.317cm" fo:min-width="0cm"/>
      <style:paragraph-properties style:writing-mode="lr-tb"/>
    </style:style>
    <style:style style:name="gr21" style:family="graphic" style:parent-style-name="Lines">
      <style:graphic-properties draw:textarea-horizontal-align="justify" draw:textarea-vertical-align="middle" draw:auto-grow-height="false" fo:min-height="2.223cm" fo:min-width="2.222cm"/>
    </style:style>
    <style:style style:name="gr22" style:family="graphic" style:parent-style-name="Lines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P4" style:family="paragraph">
      <style:paragraph-properties fo:text-align="center"/>
      <style:text-properties fo:font-size="10pt" style:text-underline-style="none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7pt" style:font-size-asian="7pt" style:font-size-complex="7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P10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text-align="center"/>
      <style:text-properties fo:font-size="10pt" style:text-underline-style="none" style:font-size-asian="10pt" style:font-size-complex="10pt"/>
    </style:style>
    <style:style style:name="P12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13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14" style:family="paragraph">
      <style:text-properties style:text-underline-style="solid" style:text-underline-width="auto" style:text-underline-color="font-color"/>
    </style:style>
    <style:style style:name="P15" style:family="paragraph">
      <loext:graphic-properties draw:fill="none" draw:fill-color="#ffffff"/>
      <style:text-properties style:text-underline-style="none"/>
    </style:style>
    <style:style style:name="P16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fo:font-size="10pt" style:text-underline-style="none" style:font-size-asian="10pt" style:font-size-complex="10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587cm" svg:height="0.952cm" svg:x="4.809cm" svg:y="4.785cm">
          <text:p text:style-name="P1"><text:span text:style-name="T1">Pers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1.27cm" svg:height="0.952cm" svg:x="2.587cm" svg:y="5.445cm">
          <text:p text:style-name="P2"><text:span text:style-name="T2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3" draw:id="id3" draw:layer="layout" svg:width="1.27cm" svg:height="0.952cm" svg:x="2.587cm" svg:y="4.175cm">
          <text:p text:style-name="P4"><text:span text:style-name="T3">Sala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3.857cm" svg:y1="5.921cm" svg:x2="4.809cm" svg:y2="5.261cm" draw:start-shape="id1" draw:start-glue-point="10" draw:end-shape="id2" draw:end-glue-point="3" svg:d="M3857 5921l952-660" svg:viewBox="0 0 953 661">
          <text:p/>
        </draw:connector>
        <draw:connector draw:style-name="gr3" draw:text-style-name="P5" draw:layer="layout" draw:type="line" svg:x1="3.671cm" svg:y1="4.988cm" svg:x2="4.809cm" svg:y2="5.261cm" draw:start-shape="id3" draw:start-glue-point="9" draw:end-shape="id2" draw:end-glue-point="3" svg:d="M3671 4988l1138 273" svg:viewBox="0 0 1139 274">
          <text:p/>
        </draw:connector>
        <draw:custom-shape draw:style-name="gr1" draw:text-style-name="P2" xml:id="id5" draw:id="id5" draw:layer="layout" svg:width="1.587cm" svg:height="0.952cm" svg:x="4.809cm" svg:y="7.643cm">
          <text:p text:style-name="P1"><text:span text:style-name="T1">Coa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.587cm" svg:height="0.952cm" svg:x="6.714cm" svg:y="7.643cm">
          <text:p text:style-name="P1"><text:span text:style-name="T1">Play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4" draw:id="id4" draw:layer="layout" svg:width="1.27cm" svg:height="0.952cm" svg:x="3.174cm" svg:y="7.643cm">
          <text:p text:style-name="P4"><text:span text:style-name="T3">C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4.444cm" svg:y1="8.119cm" svg:x2="4.809cm" svg:y2="8.119cm" draw:start-shape="id4" draw:start-glue-point="10" draw:end-shape="id5" draw:end-glue-point="3" svg:d="M4444 8119h365" svg:viewBox="0 0 366 1">
          <text:p/>
        </draw:connector>
        <draw:custom-shape draw:style-name="gr4" draw:text-style-name="P1" xml:id="id6" draw:id="id6" draw:layer="controls" svg:width="0.318cm" svg:height="0.318cm" svg:x="5.444cm" svg:y="6.372cm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controls" draw:type="line" svg:x1="5.603cm" svg:y1="6.372cm" svg:x2="5.602cm" svg:y2="5.737cm" draw:start-shape="id6" draw:start-glue-point="4" draw:end-shape="id2" draw:end-glue-point="2" svg:d="M5603 6372l-1-635" svg:viewBox="0 0 2 636">
          <text:p/>
        </draw:connector>
        <draw:connector draw:style-name="gr3" draw:text-style-name="P5" draw:layer="controls" draw:type="line" svg:x1="5.603cm" svg:y1="6.69cm" svg:x2="5.602cm" svg:y2="7.643cm" draw:start-shape="id6" draw:start-glue-point="8" draw:end-shape="id5" draw:end-glue-point="0" svg:d="M5603 6690l-1 953" svg:viewBox="0 0 2 954">
          <text:p/>
        </draw:connector>
        <draw:connector draw:style-name="gr3" draw:text-style-name="P5" draw:layer="controls" draw:type="line" svg:x1="5.603cm" svg:y1="6.69cm" svg:x2="7.507cm" svg:y2="7.643cm" draw:start-shape="id6" draw:start-glue-point="8" draw:end-shape="id7" draw:end-glue-point="0" svg:d="M5603 6690l1904 953" svg:viewBox="0 0 1905 954">
          <text:p/>
        </draw:connector>
        <draw:frame draw:style-name="gr5" draw:text-style-name="P7" draw:layer="controls" svg:width="0.281cm" svg:height="0.526cm" svg:x="5.761cm" svg:y="5.738cm">
          <draw:text-box>
            <text:p text:style-name="P6"><text:span text:style-name="T4">t</text:span></text:p>
          </draw:text-box>
        </draw:frame>
        <draw:path draw:style-name="gr6" draw:text-style-name="P5" draw:layer="controls" svg:width="0.281cm" svg:height="0.317cm" draw:transform="rotate (-0.75433130271195) translate (6.29681532565045cm 6.82850798522192cm)" svg:viewBox="0 0 282 318" svg:d="M0 0c635 0 0 318 0 318">
          <text:p/>
        </draw:path>
        <draw:path draw:style-name="gr6" draw:text-style-name="P5" draw:layer="controls" svg:width="0.281cm" svg:height="0.317cm" draw:transform="rotate (-1.8774506763703) translate (5.70921915491966cm 7.11259345422038cm)" svg:viewBox="0 0 282 318" svg:d="M0 0c635 0 0 318 0 318">
          <text:p/>
        </draw:path>
        <draw:custom-shape draw:style-name="gr1" draw:text-style-name="P2" xml:id="id9" draw:id="id9" draw:layer="layout" svg:width="1.587cm" svg:height="0.952cm" svg:x="10.208cm" svg:y="4.81cm">
          <text:p text:style-name="P1"><text:span text:style-name="T1">Club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8" draw:id="id8" draw:layer="layout" svg:width="1.587cm" svg:height="1.588cm" svg:x="9.254cm" svg:y="7.325cm">
          <text:p text:style-name="P1">Contrac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5" draw:layer="layout" draw:type="line" svg:x1="8.301cm" svg:y1="8.119cm" svg:x2="9.254cm" svg:y2="8.119cm" draw:start-shape="id7" draw:start-glue-point="1" draw:end-shape="id8" draw:end-glue-point="5" svg:d="M8301 8119h953" svg:viewBox="0 0 954 1">
          <text:p/>
        </draw:connector>
        <draw:connector draw:style-name="gr3" draw:text-style-name="P5" draw:layer="layout" draw:type="line" svg:x1="11.001cm" svg:y1="5.762cm" svg:x2="10.048cm" svg:y2="7.325cm" draw:start-shape="id9" draw:start-glue-point="2" draw:end-shape="id8" draw:end-glue-point="4" svg:d="M11001 5762l-953 1563" svg:viewBox="0 0 954 1564">
          <text:p/>
        </draw:connector>
        <draw:custom-shape draw:style-name="gr8" draw:text-style-name="P1" xml:id="id10" draw:id="id10" draw:layer="layout" svg:width="1.27cm" svg:height="0.952cm" svg:x="9.571cm" svg:y="9.548cm">
          <text:p text:style-name="P1"><text:span text:style-name="T1">Star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10.048cm" svg:y1="8.913cm" svg:x2="10.206cm" svg:y2="9.548cm" draw:start-shape="id8" draw:start-glue-point="6" draw:end-shape="id10" draw:end-glue-point="4" svg:d="M10048 8913l158 635" svg:viewBox="0 0 159 636">
          <text:p/>
        </draw:connector>
        <draw:frame draw:style-name="gr9" draw:text-style-name="P8" draw:layer="layout" svg:width="1.145cm" svg:height="0.645cm" svg:x="10.649cm" svg:y="6.363cm">
          <draw:text-box>
            <text:p>0..N</text:p>
          </draw:text-box>
        </draw:frame>
        <draw:frame draw:style-name="gr9" draw:text-style-name="P8" draw:layer="layout" svg:width="1.145cm" svg:height="0.645cm" svg:x="8.109cm" svg:y="7.633cm">
          <draw:text-box>
            <text:p>0..N</text:p>
          </draw:text-box>
        </draw:frame>
        <draw:custom-shape draw:style-name="gr7" draw:text-style-name="P1" xml:id="id11" draw:id="id11" draw:layer="layout" svg:width="1.587cm" svg:height="1.588cm" svg:x="7.668cm" svg:y="4.492cm">
          <text:p text:style-name="P1">Control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5" draw:layer="layout" draw:type="line" svg:x1="6.396cm" svg:y1="5.261cm" svg:x2="7.668cm" svg:y2="5.286cm" draw:start-shape="id2" draw:start-glue-point="1" draw:end-shape="id11" draw:end-glue-point="5" svg:d="M6396 5261l1272 25" svg:viewBox="0 0 1273 26">
          <text:p/>
        </draw:connector>
        <draw:connector draw:style-name="gr3" draw:text-style-name="P5" draw:layer="layout" draw:type="line" svg:x1="9.255cm" svg:y1="5.286cm" svg:x2="10.208cm" svg:y2="5.286cm" draw:start-shape="id11" draw:start-glue-point="7" draw:end-shape="id9" draw:end-glue-point="3" svg:d="M9255 5286h953" svg:viewBox="0 0 954 1">
          <text:p/>
        </draw:connector>
        <draw:frame draw:style-name="gr9" draw:text-style-name="P8" draw:layer="layout" svg:width="1.086cm" svg:height="0.645cm" svg:x="6.263cm" svg:y="4.775cm">
          <draw:text-box>
            <text:p>1..1</text:p>
          </draw:text-box>
        </draw:frame>
        <draw:frame draw:style-name="gr9" draw:text-style-name="P8" draw:layer="layout" svg:width="1.145cm" svg:height="0.645cm" svg:x="10.842cm" svg:y="5.762cm">
          <draw:text-box>
            <text:p>0..N</text:p>
          </draw:text-box>
        </draw:frame>
        <draw:custom-shape draw:style-name="gr10" draw:text-style-name="P2" xml:id="id13" draw:id="id13" draw:layer="layout" svg:width="2.222cm" svg:height="0.952cm" svg:x="7.033cm" svg:y="2.27cm">
          <text:p text:style-name="P1"><text:span text:style-name="T1">Beneficiary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2" draw:id="id12" draw:layer="layout" svg:width="0.318cm" svg:height="0.317cm" svg:x="7.985cm" svg:y="3.975cm">
          <text:p text:style-name="P1">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6" draw:text-style-name="P5" draw:layer="layout" svg:width="0.281cm" svg:height="0.317cm" draw:transform="rotate (1.30027029273578) translate (8.04668666970317cm 3.547918233347cm)" svg:viewBox="0 0 282 318" svg:d="M0 0c635 0 0 318 0 318">
          <text:p/>
        </draw:path>
        <draw:connector draw:style-name="gr3" draw:text-style-name="P5" draw:layer="layout" draw:type="line" svg:x1="8.144cm" svg:y1="4.292cm" svg:x2="5.602cm" svg:y2="4.785cm" draw:start-shape="id12" draw:start-glue-point="8" draw:end-shape="id2" draw:end-glue-point="0" svg:d="M8144 4292l-2542 493" svg:viewBox="0 0 2543 494">
          <text:p/>
        </draw:connector>
        <draw:connector draw:style-name="gr3" draw:text-style-name="P5" draw:layer="layout" draw:type="line" svg:x1="8.257cm" svg:y1="4.246cm" svg:x2="11.001cm" svg:y2="4.81cm" draw:start-shape="id12" draw:start-glue-point="9" draw:end-shape="id9" draw:end-glue-point="0" svg:d="M8257 4246l2744 564" svg:viewBox="0 0 2745 565">
          <text:p/>
        </draw:connector>
        <draw:connector draw:style-name="gr3" draw:text-style-name="P5" draw:layer="layout" draw:type="line" svg:x1="8.144cm" svg:y1="3.222cm" svg:x2="8.144cm" svg:y2="3.975cm" draw:start-shape="id13" draw:start-glue-point="2" draw:end-shape="id12" draw:end-glue-point="4" svg:d="M8144 3222v753" svg:viewBox="0 0 1 754">
          <text:p/>
        </draw:connector>
        <draw:frame draw:style-name="gr5" draw:text-style-name="P7" draw:layer="layout" svg:width="0.281cm" svg:height="0.526cm" svg:x="8.302cm" svg:y="3.54cm">
          <draw:text-box>
            <text:p text:style-name="P6"><text:span text:style-name="T4">p</text:span></text:p>
          </draw:text-box>
        </draw:frame>
        <draw:custom-shape draw:style-name="gr2" draw:text-style-name="P3" xml:id="id14" draw:id="id14" draw:layer="layout" svg:width="1.27cm" svg:height="0.952cm" svg:x="10.207cm" svg:y="2.27cm">
          <text:p text:style-name="P2"><text:span text:style-name="T2">B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9.255cm" svg:y1="2.746cm" svg:x2="10.207cm" svg:y2="2.746cm" draw:start-shape="id13" draw:start-glue-point="1" draw:end-shape="id14" draw:end-glue-point="6" svg:d="M9255 2746h952" svg:viewBox="0 0 953 1">
          <text:p/>
        </draw:connector>
        <draw:custom-shape draw:style-name="gr10" draw:text-style-name="P2" xml:id="id16" draw:id="id16" draw:layer="layout" svg:width="2.222cm" svg:height="0.952cm" svg:x="1cm" svg:y="2.27cm">
          <text:p text:style-name="P1"><text:span text:style-name="T1">Sponsor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15" draw:id="id15" draw:layer="layout" svg:width="1.587cm" svg:height="1.588cm" svg:x="4.493cm" svg:y="1.952cm">
          <text:p text:style-name="P1">Support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5" draw:layer="layout" draw:type="line" svg:x1="4.493cm" svg:y1="2.746cm" svg:x2="3.222cm" svg:y2="2.746cm" draw:start-shape="id15" draw:start-glue-point="5" draw:end-shape="id16" svg:d="M4493 2746h-1271" svg:viewBox="0 0 1272 1">
          <text:p/>
        </draw:connector>
        <draw:connector draw:style-name="gr3" draw:text-style-name="P5" draw:layer="layout" draw:type="line" svg:x1="7.033cm" svg:y1="2.746cm" svg:x2="6.08cm" svg:y2="2.746cm" draw:start-shape="id13" draw:start-glue-point="3" draw:end-shape="id15" svg:d="M7033 2746h-953" svg:viewBox="0 0 954 1">
          <text:p/>
        </draw:connector>
        <draw:frame draw:style-name="gr9" draw:text-style-name="P8" draw:layer="layout" svg:width="1.086cm" svg:height="0.645cm" svg:x="6.264cm" svg:y="2.26cm">
          <draw:text-box>
            <text:p>1..1</text:p>
          </draw:text-box>
        </draw:frame>
        <draw:frame draw:style-name="gr9" draw:text-style-name="P8" draw:layer="layout" svg:width="1.145cm" svg:height="0.645cm" svg:x="3.089cm" svg:y="2.26cm">
          <draw:text-box>
            <text:p>0..N</text:p>
          </draw:text-box>
        </draw:frame>
      </draw:page>
      <draw:page draw:name="page2" draw:style-name="dp1" draw:master-page-name="Default">
        <draw:custom-shape draw:style-name="gr11" draw:text-style-name="P9" xml:id="id17" draw:id="id17" draw:layer="layout" svg:width="1.27cm" svg:height="0.952cm" svg:x="0.047cm" svg:y="0.048cm">
          <text:p text:style-name="P3"><text:span text:style-name="T2">GI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0" xml:id="id18" draw:id="id18" draw:layer="layout" svg:width="2.222cm" svg:height="0.952cm" svg:x="0.365cm" svg:y="1.635cm">
          <text:p text:style-name="P1"><text:span text:style-name="T1">G</text:span><text:span text:style-name="T1">u</text:span><text:span text:style-name="T1">r</text:span><text:span text:style-name="T1">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xml:id="id24" draw:id="id24" draw:layer="layout" svg:width="1.587cm" svg:height="1.588cm" svg:x="3.858cm" svg:y="0.682cm">
          <text:p text:style-name="P1">Mentors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1" draw:text-style-name="P11" xml:id="id19" draw:id="id19" draw:layer="controls" svg:width="1.27cm" svg:height="0.952cm" svg:x="1.635cm" svg:y="0.048cm">
          <text:p text:style-name="P4"><text:span text:style-name="T3">Nam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5" draw:layer="controls" draw:type="line" svg:x1="0.682cm" svg:y1="1cm" svg:x2="1.476cm" svg:y2="1.635cm" draw:start-shape="id17" draw:start-glue-point="8" draw:end-shape="id18" draw:end-glue-point="0" svg:d="M682 1000l794 635" svg:viewBox="0 0 795 636">
          <text:p/>
        </draw:connector>
        <draw:connector draw:style-name="gr3" draw:text-style-name="P5" draw:layer="controls" draw:type="line" svg:x1="2.27cm" svg:y1="1cm" svg:x2="1.476cm" svg:y2="1.635cm" draw:start-shape="id19" draw:start-glue-point="8" draw:end-shape="id18" draw:end-glue-point="0" svg:d="M2270 1000l-794 635" svg:viewBox="0 0 795 636">
          <text:p/>
        </draw:connector>
        <draw:custom-shape draw:style-name="gr4" draw:text-style-name="P1" xml:id="id20" draw:id="id20" draw:layer="controls" svg:width="0.318cm" svg:height="0.318cm" svg:x="1.256cm" svg:y="3.222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controls" draw:type="line" svg:x1="1.415cm" svg:y1="3.222cm" svg:x2="1.414cm" svg:y2="2.587cm" draw:start-shape="id20" draw:start-glue-point="4" svg:d="M1415 3222l-1-635" svg:viewBox="0 0 2 636">
          <text:p/>
        </draw:connector>
        <draw:frame draw:style-name="gr5" draw:text-style-name="P7" draw:layer="controls" svg:width="0.281cm" svg:height="0.526cm" svg:x="1.573cm" svg:y="2.588cm">
          <draw:text-box>
            <text:p text:style-name="P6"><text:span text:style-name="T4">t</text:span></text:p>
          </draw:text-box>
        </draw:frame>
        <draw:path draw:style-name="gr6" draw:text-style-name="P5" draw:layer="controls" svg:width="0.281cm" svg:height="0.317cm" draw:transform="rotate (0.0912807198793034) translate (2.09471979639472cm 3.30391392700145cm)" svg:viewBox="0 0 282 318" svg:d="M0 0c635 0 0 318 0 318">
          <text:p/>
        </draw:path>
        <draw:custom-shape draw:style-name="gr12" draw:text-style-name="P10" xml:id="id22" draw:id="id22" draw:layer="controls" svg:width="2.222cm" svg:height="0.952cm" svg:x="0.047cm" svg:y="4.493cm">
          <text:p text:style-name="P1"><text:span text:style-name="T1">Me</text:span><text:span text:style-name="T1">nt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xml:id="id23" draw:id="id23" draw:layer="controls" svg:width="2.222cm" svg:height="0.952cm" svg:x="2.905cm" svg:y="4.493cm">
          <text:p text:style-name="P1"><text:span text:style-name="T1">Pr</text:span><text:span text:style-name="T1">ac</text:span><text:span text:style-name="T1">tic</text:span><text:span text:style-name="T1">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xml:id="id21" draw:id="id21" draw:layer="controls" svg:width="2.222cm" svg:height="0.952cm" svg:x="2.905cm" svg:y="2.905cm">
          <text:p text:style-name="P1"><text:span text:style-name="T1">Spiri</text:span><text:span text:style-name="T1">tu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controls" draw:type="line" svg:x1="1.574cm" svg:y1="3.381cm" svg:x2="2.905cm" svg:y2="3.381cm" draw:start-shape="id20" draw:start-glue-point="10" draw:end-shape="id21" draw:end-glue-point="3" svg:d="M1574 3381h1331" svg:viewBox="0 0 1332 1">
          <text:p/>
        </draw:connector>
        <draw:connector draw:style-name="gr3" draw:text-style-name="P5" draw:layer="controls" draw:type="line" svg:x1="1.415cm" svg:y1="3.54cm" svg:x2="1.158cm" svg:y2="4.493cm" draw:start-shape="id20" draw:start-glue-point="8" draw:end-shape="id22" draw:end-glue-point="0" svg:d="M1415 3540l-257 953" svg:viewBox="0 0 258 954">
          <text:p/>
        </draw:connector>
        <draw:connector draw:style-name="gr3" draw:text-style-name="P5" draw:layer="controls" draw:type="line" svg:x1="1.528cm" svg:y1="3.494cm" svg:x2="4.016cm" svg:y2="4.493cm" draw:start-shape="id20" draw:start-glue-point="9" draw:end-shape="id23" draw:end-glue-point="0" svg:d="M1528 3494l2488 999" svg:viewBox="0 0 2489 1000">
          <text:p/>
        </draw:connector>
        <draw:path draw:style-name="gr6" draw:text-style-name="P5" draw:layer="controls" svg:width="0.281cm" svg:height="0.317cm" draw:transform="rotate (-1.1393509357019) translate (2.3370616166142cm 3.67224381092091cm)" svg:viewBox="0 0 282 318" svg:d="M0 0c635 0 0 318 0 318">
          <text:p/>
        </draw:path>
        <draw:path draw:style-name="gr6" draw:text-style-name="P5" draw:layer="controls" svg:width="0.281cm" svg:height="0.317cm" draw:transform="rotate (-2.155481626213) translate (1.46304236869254cm 4.01989358563617cm)" svg:viewBox="0 0 282 318" svg:d="M0 0c635 0 0 318 0 318">
          <text:p/>
        </draw:path>
        <draw:frame draw:style-name="gr9" draw:text-style-name="P8" draw:layer="controls" svg:width="1.086cm" svg:height="0.645cm" svg:x="1.635cm" svg:y="1cm">
          <draw:text-box>
            <text:p>0..1</text:p>
          </draw:text-box>
        </draw:frame>
        <draw:connector draw:style-name="gr14" draw:text-style-name="P5" draw:layer="controls" draw:type="line" svg:x1="2.587cm" svg:y1="2.111cm" svg:x2="4.652cm" svg:y2="2.27cm" draw:start-shape="id18" draw:start-glue-point="1" draw:end-shape="id24" draw:end-glue-point="6" svg:d="M2587 2111l2065 159" svg:viewBox="0 0 2066 160">
          <text:p/>
        </draw:connector>
        <draw:connector draw:style-name="gr15" draw:text-style-name="P5" draw:layer="controls" draw:type="line" svg:x1="3.858cm" svg:y1="1.476cm" svg:x2="1.476cm" svg:y2="1.635cm" draw:start-shape="id24" draw:start-glue-point="5" draw:end-shape="id18" draw:end-glue-point="0" svg:d="M3858 1476l-2382 159" svg:viewBox="0 0 2383 160">
          <text:p/>
        </draw:connector>
        <draw:frame draw:style-name="gr9" draw:text-style-name="P8" draw:layer="controls" svg:width="1.184cm" svg:height="0.645cm" svg:x="2.454cm" svg:y="1.952cm">
          <draw:text-box>
            <text:p>0..M</text:p>
          </draw:text-box>
        </draw:frame>
        <draw:custom-shape draw:style-name="gr12" draw:text-style-name="P10" xml:id="id26" draw:id="id26" draw:layer="controls" svg:width="2.222cm" svg:height="0.952cm" svg:x="9.255cm" svg:y="2.905cm">
          <text:p text:style-name="P1"><text:span text:style-name="T1">M</text:span><text:span text:style-name="T1">o</text:span><text:span text:style-name="T1">n</text:span><text:span text:style-name="T1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25" draw:id="id25" draw:layer="controls" svg:width="1.587cm" svg:height="1.588cm" svg:x="6.398cm" svg:y="2.587cm">
          <text:p text:style-name="P1">Guid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5" draw:layer="controls" draw:type="line" svg:x1="5.127cm" svg:y1="3.381cm" svg:x2="6.398cm" svg:y2="3.381cm" draw:start-shape="id21" draw:start-glue-point="1" draw:end-shape="id25" draw:end-glue-point="5" svg:d="M5127 3381h1271" svg:viewBox="0 0 1272 1">
          <text:p/>
        </draw:connector>
        <draw:connector draw:style-name="gr3" draw:text-style-name="P5" draw:layer="controls" draw:type="line" svg:x1="7.985cm" svg:y1="3.381cm" svg:x2="9.255cm" svg:y2="3.381cm" draw:start-shape="id25" draw:start-glue-point="7" draw:end-shape="id26" draw:end-glue-point="3" svg:d="M7985 3381h1270" svg:viewBox="0 0 1271 1">
          <text:p/>
        </draw:connector>
        <draw:frame draw:style-name="gr16" draw:text-style-name="P8" draw:layer="controls" svg:width="1.27cm" svg:height="1.039cm" svg:x="5.127cm" svg:y="2.895cm">
          <draw:text-box>
            <text:p>1..M</text:p>
          </draw:text-box>
        </draw:frame>
        <draw:frame draw:style-name="gr9" draw:text-style-name="P8" draw:layer="controls" svg:width="1.184cm" svg:height="0.645cm" svg:x="8.071cm" svg:y="2.887cm">
          <draw:text-box>
            <text:p>0..M</text:p>
          </draw:text-box>
        </draw:frame>
        <draw:custom-shape draw:style-name="gr11" draw:text-style-name="P9" xml:id="id28" draw:id="id28" draw:layer="controls" svg:width="1.27cm" svg:height="0.952cm" svg:x="7.667cm" svg:y="1.318cm">
          <text:p text:style-name="P3"><text:span text:style-name="T2">To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9" xml:id="id27" draw:id="id27" draw:layer="controls" svg:width="1.27cm" svg:height="0.952cm" svg:x="6.08cm" svg:y="1.318cm">
          <text:p text:style-name="P3"><text:span text:style-name="T2">Fr</text:span><text:span text:style-name="T2">om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5" draw:layer="controls" draw:type="line" svg:x1="6.715cm" svg:y1="2.27cm" svg:x2="7.192cm" svg:y2="2.587cm" draw:start-shape="id27" draw:end-shape="id25" draw:end-glue-point="4" svg:d="M6715 2270l477 317" svg:viewBox="0 0 478 318">
          <text:p/>
        </draw:connector>
        <draw:connector draw:style-name="gr3" draw:text-style-name="P5" draw:layer="controls" draw:type="line" svg:x1="8.302cm" svg:y1="2.27cm" svg:x2="7.192cm" svg:y2="2.587cm" draw:start-shape="id28" draw:start-glue-point="8" draw:end-shape="id25" draw:end-glue-point="4" svg:d="M8302 2270l-1110 317" svg:viewBox="0 0 1111 318">
          <text:p/>
        </draw:connector>
        <draw:custom-shape draw:style-name="gr13" draw:text-style-name="P5" xml:id="id29" draw:id="id29" draw:layer="controls" svg:width="1.587cm" svg:height="1.588cm" svg:x="6.397cm" svg:y="5.127cm">
          <text:p text:style-name="P1">Monitors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3" draw:text-style-name="P5" draw:layer="controls" draw:type="line" svg:x1="5.127cm" svg:y1="4.969cm" svg:x2="6.397cm" svg:y2="5.921cm" draw:start-shape="id23" draw:start-glue-point="1" draw:end-shape="id29" draw:end-glue-point="5" svg:d="M5127 4969l1270 952" svg:viewBox="0 0 1271 953">
          <text:p/>
        </draw:connector>
        <draw:custom-shape draw:style-name="gr17" draw:text-style-name="P5" xml:id="id30" draw:id="id30" draw:layer="controls" svg:width="2.222cm" svg:height="1.588cm" svg:x="6.08cm" svg:y="2.587cm">
          <text:p/>
          <draw:enhanced-geometry svg:viewBox="0 0 21600 21600" draw:type="rectangle" draw:enhanced-path="M 0 0 L 21600 0 21600 21600 0 21600 0 0 Z N"/>
        </draw:custom-shape>
        <draw:connector draw:style-name="gr3" draw:text-style-name="P12" draw:layer="controls" draw:type="line" svg:x1="7.21cm" svg:y1="5.279cm" svg:x2="7.191cm" svg:y2="4.175cm" draw:end-shape="id30" draw:end-glue-point="2" svg:d="M7210 5279l-19-1104" svg:viewBox="0 0 20 1105">
          <text:p/>
        </draw:connector>
        <draw:frame draw:style-name="gr18" draw:text-style-name="P13" draw:layer="controls" svg:width="0.586cm" svg:height="0.395cm" svg:x="5.176cm" svg:y="4.732cm">
          <draw:text-box>
            <text:p>0..1</text:p>
          </draw:text-box>
        </draw:frame>
        <draw:frame draw:style-name="gr19" draw:text-style-name="P15" draw:layer="controls" svg:width="0.684cm" svg:height="0.395cm" svg:x="7.35cm" svg:y="4.392cm">
          <draw:text-box>
            <text:p text:style-name="P14"><text:span text:style-name="T5">0..</text:span><text:span text:style-name="T5">M</text:span></text:p>
          </draw:text-box>
        </draw:frame>
      </draw:page>
      <draw:page draw:name="page3" draw:style-name="dp1" draw:master-page-name="Default">
        <draw:custom-shape draw:style-name="gr11" draw:text-style-name="P11" xml:id="id42" draw:id="id42" draw:layer="layout" svg:width="1.27cm" svg:height="0.952cm" svg:x="6.44cm" svg:y="1.317cm">
          <text:p text:style-name="P4"><text:span text:style-name="T3">R</text:span><text:span text:style-name="T3">ati</text:span><text:span text:style-name="T3">ng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0" xml:id="id34" draw:id="id34" draw:layer="layout" svg:width="2.222cm" svg:height="0.952cm" svg:x="2.287cm" svg:y="5.144cm">
          <text:p text:style-name="P1"><text:span text:style-name="T1">S</text:span><text:span text:style-name="T1">eri</text:span><text:span text:style-name="T1">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xml:id="id32" draw:id="id32" draw:layer="controls" svg:width="2.222cm" svg:height="0.952cm" svg:x="5.145cm" svg:y="6.097cm">
          <text:p text:style-name="P1"><text:span text:style-name="T1">O</text:span><text:span text:style-name="T1">ri</text:span><text:span text:style-name="T1">g</text:span><text:span text:style-name="T1">i</text:span><text:span text:style-name="T1">n</text:span><text:span text:style-name="T1">a</text:span><text:span text:style-name="T1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xml:id="id33" draw:id="id33" draw:layer="controls" svg:width="2.222cm" svg:height="0.952cm" svg:x="2.27cm" svg:y="7.684cm">
          <text:p text:style-name="P1"><text:span text:style-name="T1">C</text:span><text:span text:style-name="T1">o</text:span><text:span text:style-name="T1">m</text:span><text:span text:style-name="T1">p</text:span><text:span text:style-name="T1">il</text:span><text:span text:style-name="T1">a</text:span><text:span text:style-name="T1">ti</text:span><text:span text:style-name="T1">o</text:span><text:span text:style-name="T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31" draw:id="id31" draw:layer="controls" svg:width="0.318cm" svg:height="0.318cm" svg:x="3.178cm" svg:y="6.414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5" draw:layer="controls" svg:width="0.281cm" svg:height="0.317cm" draw:transform="rotate (0.0912807198793034) translate (4.01671979639472cm 6.49591392700145cm)" svg:viewBox="0 0 282 318" svg:d="M0 0c635 0 0 318 0 318">
          <text:p/>
        </draw:path>
        <draw:connector draw:style-name="gr3" draw:text-style-name="P5" draw:layer="controls" draw:type="line" svg:x1="3.496cm" svg:y1="6.573cm" svg:x2="5.145cm" svg:y2="6.573cm" draw:start-shape="id31" draw:start-glue-point="10" draw:end-shape="id32" draw:end-glue-point="3" svg:d="M3496 6573h1649" svg:viewBox="0 0 1650 1">
          <text:p/>
        </draw:connector>
        <draw:connector draw:style-name="gr3" draw:text-style-name="P5" draw:layer="controls" draw:type="line" svg:x1="3.337cm" svg:y1="6.732cm" svg:x2="3.381cm" svg:y2="7.684cm" draw:start-shape="id31" draw:start-glue-point="8" draw:end-shape="id33" draw:end-glue-point="0" svg:d="M3337 6732l44 952" svg:viewBox="0 0 45 953">
          <text:p/>
        </draw:connector>
        <draw:path draw:style-name="gr6" draw:text-style-name="P5" draw:layer="controls" svg:width="0.281cm" svg:height="0.317cm" draw:transform="rotate (-1.84097329500362) translate (3.47519383868447cm 7.16999540569464cm)" svg:viewBox="0 0 282 318" svg:d="M0 0c635 0 0 318 0 318">
          <text:p/>
        </draw:path>
        <draw:frame draw:style-name="gr5" draw:text-style-name="P7" draw:layer="controls" svg:width="0.281cm" svg:height="0.526cm" svg:x="3.457cm" svg:y="5.996cm">
          <draw:text-box>
            <text:p text:style-name="P6"><text:span text:style-name="T4">t</text:span></text:p>
          </draw:text-box>
        </draw:frame>
        <draw:connector draw:style-name="gr3" draw:text-style-name="P12" draw:layer="controls" draw:type="line" svg:x1="3.337cm" svg:y1="6.414cm" svg:x2="3.398cm" svg:y2="6.096cm" draw:start-shape="id31" draw:start-glue-point="4" draw:end-shape="id34" draw:end-glue-point="2" svg:d="M3337 6414l61-318" svg:viewBox="0 0 62 319">
          <text:p/>
        </draw:connector>
        <draw:custom-shape draw:style-name="gr12" draw:text-style-name="P10" xml:id="id36" draw:id="id36" draw:layer="controls" svg:width="2.222cm" svg:height="0.952cm" svg:x="2.27cm" svg:y="1.334cm">
          <text:p text:style-name="P1"><text:span text:style-name="T1">Produc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xml:id="id35" draw:id="id35" draw:layer="controls" svg:width="1.587cm" svg:height="1.588cm" svg:x="2.587cm" svg:y="2.703cm">
          <text:p text:style-name="P1">Produce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3" draw:text-style-name="P12" draw:layer="controls" draw:type="line" svg:x1="3.381cm" svg:y1="2.703cm" svg:x2="3.381cm" svg:y2="2.286cm" draw:start-shape="id35" draw:start-glue-point="4" draw:end-shape="id36" draw:end-glue-point="2" svg:d="M3381 2703v-417" svg:viewBox="0 0 1 418">
          <text:p/>
        </draw:connector>
        <draw:connector draw:style-name="gr3" draw:text-style-name="P12" draw:layer="controls" draw:type="line" svg:x1="3.381cm" svg:y1="4.291cm" svg:x2="3.398cm" svg:y2="5.144cm" draw:start-shape="id35" draw:start-glue-point="6" draw:end-shape="id34" draw:end-glue-point="0" svg:d="M3381 4291l17 853" svg:viewBox="0 0 18 854">
          <text:p/>
        </draw:connector>
        <draw:frame draw:style-name="gr19" draw:text-style-name="P15" draw:layer="controls" svg:width="0.586cm" svg:height="0.395cm" svg:x="3.54cm" svg:y="2.286cm">
          <draw:text-box>
            <text:p text:style-name="P14"><text:span text:style-name="T5">1..1</text:span></text:p>
          </draw:text-box>
        </draw:frame>
        <draw:frame draw:style-name="gr19" draw:text-style-name="P15" draw:layer="controls" svg:width="0.684cm" svg:height="0.395cm" svg:x="3.489cm" svg:y="4.731cm">
          <draw:text-box>
            <text:p text:style-name="P14"><text:span text:style-name="T5">0..M</text:span></text:p>
          </draw:text-box>
        </draw:frame>
        <draw:custom-shape draw:style-name="gr12" draw:text-style-name="P10" xml:id="id38" draw:id="id38" draw:layer="controls" svg:width="2.222cm" svg:height="0.952cm" svg:x="10.45cm" svg:y="6.079cm">
          <text:p text:style-name="P1"><text:span text:style-name="T1">Epis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xml:id="id37" draw:id="id37" draw:layer="controls" svg:width="1.587cm" svg:height="1.588cm" svg:x="8.227cm" svg:y="5.761cm">
          <text:p text:style-name="P1">PartOf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3" draw:text-style-name="P12" draw:layer="controls" draw:type="line" svg:x1="8.227cm" svg:y1="6.555cm" svg:x2="7.367cm" svg:y2="6.573cm" draw:start-shape="id37" draw:start-glue-point="5" draw:end-shape="id32" draw:end-glue-point="1" svg:d="M8227 6555l-860 18" svg:viewBox="0 0 861 19">
          <text:p/>
        </draw:connector>
        <draw:connector draw:style-name="gr3" draw:text-style-name="P12" draw:layer="controls" draw:type="line" svg:x1="9.814cm" svg:y1="6.555cm" svg:x2="10.45cm" svg:y2="6.555cm" draw:start-shape="id37" draw:start-glue-point="7" draw:end-shape="id38" draw:end-glue-point="3" svg:d="M9814 6555h636" svg:viewBox="0 0 637 1">
          <text:p/>
        </draw:connector>
        <draw:frame draw:style-name="gr19" draw:text-style-name="P15" draw:layer="controls" svg:width="0.586cm" svg:height="0.395cm" svg:x="7.431cm" svg:y="6.135cm">
          <draw:text-box>
            <text:p text:style-name="P14"><text:span text:style-name="T5">1..1</text:span></text:p>
          </draw:text-box>
        </draw:frame>
        <draw:frame draw:style-name="gr19" draw:text-style-name="P15" draw:layer="controls" svg:width="0.684cm" svg:height="0.395cm" svg:x="9.766cm" svg:y="6.179cm">
          <draw:text-box>
            <text:p text:style-name="P14"><text:span text:style-name="T5">0</text:span><text:span text:style-name="T5">..</text:span><text:span text:style-name="T5">M</text:span></text:p>
          </draw:text-box>
        </draw:frame>
        <draw:custom-shape draw:style-name="gr13" draw:text-style-name="P5" xml:id="id39" draw:id="id39" draw:layer="controls" svg:width="1.587cm" svg:height="1.588cm" svg:x="6.323cm" svg:y="7.666cm">
          <text:p text:style-name="P1">PartOf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3" draw:text-style-name="P12" draw:layer="controls" draw:type="line" svg:x1="6.323cm" svg:y1="8.46cm" svg:x2="4.492cm" svg:y2="8.16cm" draw:start-shape="id39" draw:start-glue-point="5" draw:end-shape="id33" svg:d="M6323 8460l-1831-300" svg:viewBox="0 0 1832 301">
          <text:p/>
        </draw:connector>
        <draw:connector draw:style-name="gr3" draw:text-style-name="P12" draw:layer="controls" draw:type="line" svg:x1="7.91cm" svg:y1="8.46cm" svg:x2="11.561cm" svg:y2="7.031cm" draw:start-shape="id39" draw:start-glue-point="7" draw:end-shape="id38" draw:end-glue-point="2" svg:d="M7910 8460l3651-1429" svg:viewBox="0 0 3652 1430">
          <text:p/>
        </draw:connector>
        <draw:frame draw:style-name="gr19" draw:text-style-name="P15" draw:layer="controls" svg:width="0.684cm" svg:height="0.395cm" svg:x="4.587cm" svg:y="7.796cm">
          <draw:text-box>
            <text:p text:style-name="P14"><text:span text:style-name="T5">0..M</text:span></text:p>
          </draw:text-box>
        </draw:frame>
        <draw:frame draw:style-name="gr19" draw:text-style-name="P15" draw:layer="controls" svg:width="0.684cm" svg:height="0.395cm" svg:x="11.587cm" svg:y="7.097cm">
          <draw:text-box>
            <text:p text:style-name="P14"><text:span text:style-name="T5">0..M</text:span></text:p>
          </draw:text-box>
        </draw:frame>
        <draw:custom-shape draw:style-name="gr12" draw:text-style-name="P10" xml:id="id41" draw:id="id41" draw:layer="controls" svg:width="2.222cm" svg:height="0.952cm" svg:x="10.45cm" svg:y="1.634cm">
          <text:p text:style-name="P1"><text:span text:style-name="T1">A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xml:id="id40" draw:id="id40" draw:layer="controls" svg:width="1.587cm" svg:height="1.588cm" svg:x="10.768cm" svg:y="3.539cm">
          <text:p text:style-name="P1">Acts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3" draw:text-style-name="P12" draw:layer="controls" draw:type="line" svg:x1="11.562cm" svg:y1="3.539cm" svg:x2="11.561cm" svg:y2="2.586cm" draw:start-shape="id40" draw:start-glue-point="4" draw:end-shape="id41" draw:end-glue-point="2" svg:d="M11562 3539l-1-953" svg:viewBox="0 0 2 954">
          <text:p/>
        </draw:connector>
        <draw:connector draw:style-name="gr3" draw:text-style-name="P12" draw:layer="controls" draw:type="line" svg:x1="11.562cm" svg:y1="5.127cm" svg:x2="11.561cm" svg:y2="6.079cm" draw:start-shape="id40" draw:start-glue-point="6" draw:end-shape="id38" draw:end-glue-point="0" svg:d="M11562 5127l-1 952" svg:viewBox="0 0 2 953">
          <text:p/>
        </draw:connector>
        <draw:frame draw:style-name="gr20" draw:text-style-name="P13" draw:layer="controls" svg:width="0.684cm" svg:height="0.395cm" svg:x="11.72cm" svg:y="2.604cm">
          <draw:text-box>
            <text:p text:style-name="P14"><text:span text:style-name="T5">1..</text:span><text:span text:style-name="T5">M</text:span></text:p>
          </draw:text-box>
        </draw:frame>
        <draw:frame draw:style-name="gr20" draw:text-style-name="P13" draw:layer="controls" svg:width="0.684cm" svg:height="0.395cm" svg:x="11.72cm" svg:y="5.705cm">
          <draw:text-box>
            <text:p text:style-name="P14"><text:span text:style-name="T5">0</text:span><text:span text:style-name="T5">..</text:span><text:span text:style-name="T5">M</text:span></text:p>
          </draw:text-box>
        </draw:frame>
        <draw:custom-shape draw:style-name="gr13" draw:text-style-name="P5" xml:id="id43" draw:id="id43" draw:layer="controls" svg:width="1.587cm" svg:height="1.588cm" svg:x="6.323cm" svg:y="2.904cm">
          <text:p text:style-name="P1">Rates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3" draw:text-style-name="P12" draw:layer="controls" draw:type="line" svg:x1="7.075cm" svg:y1="2.269cm" svg:x2="7.117cm" svg:y2="2.904cm" draw:start-shape="id42" draw:start-glue-point="8" draw:end-shape="id43" draw:end-glue-point="4" svg:d="M7075 2269l42 635" svg:viewBox="0 0 43 636">
          <text:p/>
        </draw:connector>
        <draw:connector draw:style-name="gr3" draw:text-style-name="P12" draw:layer="controls" draw:type="line" svg:x1="4.492cm" svg:y1="1.81cm" svg:x2="6.323cm" svg:y2="3.698cm" draw:start-shape="id36" draw:start-glue-point="1" draw:end-shape="id43" draw:end-glue-point="5" svg:d="M4492 1810l1831 1888" svg:viewBox="0 0 1832 1889">
          <text:p/>
        </draw:connector>
        <draw:connector draw:style-name="gr3" draw:text-style-name="P12" draw:layer="controls" draw:type="line" svg:x1="7.91cm" svg:y1="3.698cm" svg:x2="10.45cm" svg:y2="4.332cm" draw:start-shape="id43" draw:start-glue-point="7" draw:end-shape="id44" draw:end-glue-point="3" svg:d="M7910 3698l2540 634" svg:viewBox="0 0 2541 635">
          <text:p/>
        </draw:connector>
        <draw:frame draw:style-name="gr19" draw:text-style-name="P15" draw:layer="controls" svg:width="0.586cm" svg:height="0.395cm" svg:x="4.686cm" svg:y="1.556cm">
          <draw:text-box>
            <text:p text:style-name="P14"><text:span text:style-name="T5">1..1</text:span></text:p>
          </draw:text-box>
        </draw:frame>
        <draw:custom-shape draw:style-name="gr21" draw:text-style-name="P16" xml:id="id44" draw:id="id44" draw:layer="controls" svg:width="2.222cm" svg:height="2.223cm" svg:x="10.45cm" svg:y="3.221cm">
          <text:p/>
          <draw:enhanced-geometry svg:viewBox="0 0 21600 21600" draw:type="rectangle" draw:enhanced-path="M 0 0 L 21600 0 21600 21600 0 21600 0 0 Z N"/>
        </draw:custom-shape>
        <draw:connector draw:style-name="gr3" draw:text-style-name="P12" draw:layer="controls" draw:type="line" svg:x1="11.561cm" svg:y1="5.444cm" svg:x2="11.561cm" svg:y2="6.079cm" draw:start-shape="id44" draw:start-glue-point="2" draw:end-shape="id38" draw:end-glue-point="0" svg:d="M11561 5444v635" svg:viewBox="0 0 1 636">
          <text:p/>
        </draw:connector>
        <draw:frame draw:style-name="gr22" draw:text-style-name="P13" draw:layer="controls" svg:width="0.735cm" svg:height="0.789cm" svg:x="9.715cm" svg:y="3.779cm">
          <draw:text-box>
            <text:p text:style-name="P14"><text:span text:style-name="T5">0..</text:span><text:span text:style-name="T5">M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solid" svg:stroke-width="0.051cm" svg:stroke-color="#000000" draw:marker-start-width="0.279cm" draw:marker-end-width="0.279cm" draw:fill="none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width="0.051cm" svg:stroke-color="#000000" draw:marker-start-width="0.279cm" draw:marker-end-width="0.279cm" draw:fill="none"/>
      <style:text-properties fo:font-size="10pt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tted_20_underline" style:display-name="Dotted underline" style:family="graphic" style:parent-style-name="standard">
      <style:text-properties style:text-underline-style="dash" style:text-underline-width="auto" style:text-underline-color="font-color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16T15:21:39.248148782</meta:creation-date>
    <dc:date>2021-12-18T23:21:25.754029015</dc:date>
    <meta:editing-duration>P1DT12H22M59S</meta:editing-duration>
    <meta:editing-cycles>4</meta:editing-cycles>
    <meta:generator>LibreOffice/7.1.6.2$Linux_X86_64 LibreOffice_project/10$Build-2</meta:generator>
    <meta:document-statistic meta:object-count="124"/>
  </office:meta>
</office:document-meta>
</file>